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18cb6a"/>
    </style:style>
    <style:style style:name="P4" style:family="paragraph" style:parent-style-name="Standard"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 style:parent-style-name="Standard">
      <style:text-properties fo:font-size="20pt" fo:font-weight="normal" officeooo:paragraph-rsid="0018cb6a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20pt" fo:font-weight="normal" officeooo:paragraph-rsid="00191720" style:font-size-asian="20pt" style:font-weight-asian="normal" style:font-size-complex="20pt" style:font-weight-complex="normal"/>
    </style:style>
    <style:style style:name="P7" style:family="paragraph" style:parent-style-name="Standard">
      <style:text-properties officeooo:paragraph-rsid="00191720"/>
    </style:style>
    <style:style style:name="P8" style:family="paragraph" style:parent-style-name="Standard">
      <style:paragraph-properties fo:text-align="justify" style:justify-single-word="false"/>
      <style:text-properties officeooo:paragraph-rsid="00191720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18cb6a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weight="bold" officeooo:rsid="0018cb6a" style:font-size-asian="22pt" style:font-weight-asian="bold" style:font-size-complex="22pt" style:font-weight-complex="bold"/>
    </style:style>
    <style:style style:name="T5" style:family="text">
      <style:text-properties fo:font-size="22pt" fo:font-weight="normal" officeooo:rsid="0018cb6a" style:font-size-asian="22pt" style:font-weight-asian="normal" style:font-size-complex="2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8cb6a" style:font-weight-asian="bold" style:font-weight-complex="bold"/>
    </style:style>
    <style:style style:name="T8" style:family="text">
      <style:text-properties officeooo:rsid="0018cb6a"/>
    </style:style>
    <style:style style:name="T9" style:family="text">
      <style:text-properties fo:font-size="18pt" fo:font-weight="bold" officeooo:rsid="0018cb6a" style:font-size-asian="18pt" style:font-weight-asian="bold" style:font-size-complex="18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officeooo:rsid="0018cb6a" style:font-size-asian="20pt" style:font-size-complex="20pt"/>
    </style:style>
    <style:style style:name="T12" style:family="text">
      <style:text-properties fo:font-size="20pt" fo:font-weight="normal" officeooo:rsid="0018cb6a" style:font-size-asian="20pt" style:font-weight-asian="normal" style:font-size-complex="20pt" style:font-weight-complex="normal"/>
    </style:style>
    <style:style style:name="T13" style:family="text">
      <style:text-properties fo:font-size="20pt" fo:font-weight="normal" officeooo:rsid="00191720" style:font-size-asian="20pt" style:font-weight-asian="normal" style:font-size-complex="2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6"/><text:span text:style-name="T3">A</text:span><text:span text:style-name="T4">ssignment</text:span><text:span text:style-name="T3"> 2</text:span></text:p>
      <text:p text:style-name="Standard"><text:span text:style-name="T3"/></text:p>
      <text:p text:style-name="P1"><text:s/><text:span text:style-name="T11">Q.1) </text:span><text:span text:style-name="T10">Which field of the customers table is the primary key?</text:span></text:p>
      <text:p text:style-name="P4"/>
      <text:p text:style-name="P1"><text:s/><text:span text:style-name="T1"><text:s/></text:span><text:span text:style-name="T2">ANS: <text:s/></text:span><text:span text:style-name="T4"><text:s/>CNUM</text:span><text:span text:style-name="T3"> <text:s text:c="4"/></text:span><text:span text:style-name="T6"><text:s text:c="5"/></text:span></text:p>
      <text:p text:style-name="P2"><text:span text:style-name="T1"/></text:p>
      <text:p text:style-name="P5"><text:s/><text:span text:style-name="T8">Q.2) What is the 4th Column of the Customers Table?</text:span></text:p>
      <text:p text:style-name="P5"/>
      <text:p text:style-name="P5"><text:span text:style-name="T8"><text:s text:c="3"/>ANS: <text:s/></text:span><text:span text:style-name="T7"><text:s/>RATING</text:span></text:p>
      <text:p text:style-name="P5"/>
      <text:p text:style-name="P5"><text:span text:style-name="T8"><text:s/>Q.3) What is the another word for Row and Column?</text:span></text:p>
      <text:p text:style-name="P5"/>
      <text:p text:style-name="P5"><text:s text:c="4"/><text:span text:style-name="T8">ANS: <text:s text:c="2"/>For Row, it is also called by </text:span><text:span text:style-name="T7">Tuple / Entity </text:span><text:span text:style-name="T8">and</text:span></text:p>
      <text:p text:style-name="P5"><text:span text:style-name="T8"><text:s text:c="15"/>column is also </text:span>called by <text:span text:style-name="T7">A</text:span><text:span text:style-name="T6">ttribute.</text:span></text:p>
      <text:p text:style-name="P5"/>
      <text:p text:style-name="P3"><text:span text:style-name="T9"><text:s/></text:span><text:span text:style-name="T12"><text:s/>Q.4) </text:span><text:span text:style-name="T9"><text:s/></text:span><text:span text:style-name="T5">Why isn’t it possible to see the first 5 rows of</text:span></text:p>
      <text:p text:style-name="P3"><text:span text:style-name="T5"><text:s text:c="11"/>the column?</text:span></text:p>
      <text:p text:style-name="P3"><text:span text:style-name="T5"><text:s text:c="3"/></text:span></text:p>
      <text:p text:style-name="P8"><text:span text:style-name="T5"><text:s text:c="3"/></text:span><text:span text:style-name="T12"><text:s/>ANS:</text:span><text:span text:style-name="T13">I</text:span><text:span text:style-name="T12">n case of multiuser perspective, </text:span><text:span text:style-name="T13">MySQL </text:span><text:span text:style-name="T12">Speed up</text:span></text:p>
      <text:p text:style-name="P6"><text:span text:style-name="T8"><text:s text:c="13"/>your insert Statement (multiple users inserting <text:s text:c="9"/></text:span></text:p>
      <text:p text:style-name="P6"><text:span text:style-name="T8"><text:s text:c="12"/>rows at the Same time ) rows inside the table are not <text:s text:c="5"/></text:span></text:p>
      <text:p text:style-name="P6"><text:span text:style-name="T8"><text:s text:c="13"/>stored sequentially Rows scattered (Fragmented) all</text:span></text:p>
      <text:p text:style-name="P6"><text:span text:style-name="T8"><text:s text:c="13"/>over the DB Server HD. When you select row from</text:span></text:p>
      <text:p text:style-name="P6"><text:span text:style-name="T8"><text:s text:c="13"/>table, the order of rows are in output, depends upon</text:span></text:p>
      <text:p text:style-name="P6"><text:span text:style-name="T8"><text:s text:c="13"/>row address.</text:span></text:p>
      <text:p text:style-name="P6"><text:span text:style-name="T8"><text:s text:c="12"/>So it is not possible to see first five rows of the</text:span></text:p>
      <text:p text:style-name="P6"><text:span text:style-name="T8"><text:s text:c="13"/>table.</text:span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oft-page-break/><text:span text:style-name="T12"/></text:p>
      <text:p text:style-name="P7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42:32.740983366</meta:creation-date>
    <dc:date>2023-09-14T15:02:22.587783360</dc:date>
    <meta:editing-duration>PT8M4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0" meta:word-count="136" meta:character-count="942" meta:non-whitespace-character-count="597"/>
  </office:meta>
</office:document-meta>
</file>